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P_Plot">
        <table:shapes>
          <draw:frame draw:z-index="1" draw:id="id0" draw:style-name="a0" draw:name="Chart 1" svg:x="0in" svg:y="0in" svg:width="9.4831in" svg:height="6.8887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Alt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erature</text:p>
          </table:table-cell>
          <table:table-cell office:value-type="string" table:style-name="ce1">
            <text:p>Temperatu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.7" table:style-name="ce1">
            <text:p>14.7</text:p>
          </table:table-cell>
          <table:table-cell office:value-type="float" office:value="518.70000000000005" table:style-name="ce1">
            <text:p>518.7</text:p>
          </table:table-cell>
          <table:table-cell office:value-type="float" office:value="288.16669999999999" table:style-name="ce1">
            <text:p>288.1667</text:p>
          </table:table-cell>
          <table:table-cell table:number-columns-repeated="16380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12.23" table:style-name="ce1">
            <text:p>12.23</text:p>
          </table:table-cell>
          <table:table-cell office:value-type="float" office:value="500.8" table:style-name="ce1">
            <text:p>500.8</text:p>
          </table:table-cell>
          <table:table-cell office:value-type="float" office:value="278.22219999999999" table:style-name="ce1">
            <text:p>278.2222</text:p>
          </table:table-cell>
          <table:table-cell table:number-columns-repeated="16380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0.11" table:style-name="ce1">
            <text:p>10.11</text:p>
          </table:table-cell>
          <table:table-cell office:value-type="float" office:value="483" table:style-name="ce1">
            <text:p>483</text:p>
          </table:table-cell>
          <table:table-cell office:value-type="float" office:value="268.33330000000001" table:style-name="ce1">
            <text:p>268.3333</text:p>
          </table:table-cell>
          <table:table-cell table:number-columns-repeated="16380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411.8" table:style-name="ce1">
            <text:p>411.8</text:p>
          </table:table-cell>
          <table:table-cell office:value-type="float" office:value="228.77780000000001" table:style-name="ce1">
            <text:p>228.7778</text:p>
          </table:table-cell>
          <table:table-cell table:number-columns-repeated="16380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1.04" table:style-name="ce1">
            <text:p>1.04</text:p>
          </table:table-cell>
          <table:table-cell office:value-type="float" office:value="390" table:style-name="ce1">
            <text:p>390</text:p>
          </table:table-cell>
          <table:table-cell office:value-type="float" office:value="216.66669999999999" table:style-name="ce1">
            <text:p>216.6667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arlie</meta:initial-creator>
    <dc:creator>Charlie</dc:creator>
    <meta:creation-date>2015-09-30T18:12:51Z</meta:creation-date>
    <dc:date>2015-09-30T18:12:5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automatic" chart:connect-bars="fals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95.9905511811024pt" svg:width="682.7829921259843pt" chart:style-name="Crt0">
        <chart:title chart:style-name="CT00">
          <text:p text:style-name="a0" text:class-names="" text:cond-style-name="">Pressure vs Altitud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ltitude (feet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Pressure (psia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5" text:class-names="" text:cond-style-name="">Second Y Axis</text:p>
            </chart:title>
          </chart:axis>
          <chart:axis chart:dimension="x" chart:name="secondary-X" chart:style-name="Axs3"/>
          <chart:series chart:label-cell-address="Alt_Data.$B$1" chart:values-cell-range-address="Alt_Data.$B$3:.$B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C$1" chart:values-cell-range-address="Alt_Data.$C$3:.$C$7" chart:class="chart:scatter" chart:attached-axis="secondary-y" chart:style-name="G1S0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